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1pt" officeooo:rsid="000e2314" officeooo:paragraph-rsid="000e2314" style:font-size-asian="9.60000038146973pt" style:font-size-complex="11pt"/>
    </style:style>
    <style:style style:name="P2" style:family="paragraph" style:parent-style-name="Standard">
      <style:text-properties style:font-name="Helvetica" fo:font-size="11pt" officeooo:rsid="000f308e" officeooo:paragraph-rsid="000f308e" style:font-size-asian="9.60000038146973pt" style:font-size-complex="11pt"/>
    </style:style>
    <style:style style:name="P3" style:family="paragraph" style:parent-style-name="Standard">
      <style:text-properties style:font-name="Helvetica" fo:font-size="11pt" officeooo:rsid="000f308e" officeooo:paragraph-rsid="00100d9d" style:font-size-asian="9.60000038146973pt" style:font-size-complex="11pt"/>
    </style:style>
    <style:style style:name="P4" style:family="paragraph" style:parent-style-name="Standard">
      <style:text-properties style:font-name="Helvetica" fo:font-size="11pt" officeooo:rsid="00100d9d" officeooo:paragraph-rsid="00100d9d" style:font-size-asian="9.60000038146973pt" style:font-size-complex="11pt"/>
    </style:style>
    <style:style style:name="P5" style:family="paragraph" style:parent-style-name="Standard">
      <style:text-properties style:font-name="Helvetica" fo:font-size="11pt" officeooo:rsid="00100d9d" officeooo:paragraph-rsid="0011cc95" style:font-size-asian="9.60000038146973pt" style:font-size-complex="11pt"/>
    </style:style>
    <style:style style:name="P6" style:family="paragraph" style:parent-style-name="Standard">
      <style:text-properties style:font-name="Helvetica" fo:font-size="11pt" officeooo:rsid="00116f96" officeooo:paragraph-rsid="00116f96" style:font-size-asian="9.60000038146973pt" style:font-size-complex="11pt"/>
    </style:style>
    <style:style style:name="P7" style:family="paragraph" style:parent-style-name="Standard">
      <style:text-properties style:font-name="Helvetica" fo:font-size="11pt" officeooo:rsid="0011cc95" officeooo:paragraph-rsid="0011cc95" style:font-size-asian="9.60000038146973pt" style:font-size-complex="11pt"/>
    </style:style>
    <style:style style:name="P8" style:family="paragraph" style:parent-style-name="Standard">
      <style:text-properties style:font-name="Helvetica" fo:font-size="15pt" officeooo:rsid="000e2314" officeooo:paragraph-rsid="000e2314" style:font-size-asian="15pt" style:font-size-complex="15pt"/>
    </style:style>
    <style:style style:name="P9" style:family="paragraph" style:parent-style-name="Standard">
      <style:text-properties style:font-name="Helvetica" fo:font-size="15pt" officeooo:rsid="00116f96" officeooo:paragraph-rsid="00116f96" style:font-size-asian="15pt" style:font-size-complex="15pt"/>
    </style:style>
    <style:style style:name="P10" style:family="paragraph" style:parent-style-name="Standard">
      <style:text-properties style:font-name="Helvetica" fo:font-size="15pt" officeooo:rsid="00100d9d" officeooo:paragraph-rsid="00100d9d" style:font-size-asian="15pt" style:font-size-complex="15pt"/>
    </style:style>
    <style:style style:name="P11" style:family="paragraph" style:parent-style-name="Standard">
      <style:text-properties style:font-name="Helvetica" fo:font-size="15pt" officeooo:rsid="0011cc95" officeooo:paragraph-rsid="0011cc95" style:font-size-asian="15pt" style:font-size-complex="15pt"/>
    </style:style>
    <style:style style:name="P12" style:family="paragraph" style:parent-style-name="Standard">
      <style:text-properties fo:color="#ff3333" style:font-name="Helvetica" fo:font-size="11pt" officeooo:rsid="0011cc95" officeooo:paragraph-rsid="0011cc95" style:font-size-asian="9.60000038146973pt" style:font-size-complex="11pt"/>
    </style:style>
    <style:style style:name="P13" style:family="paragraph" style:parent-style-name="Standard">
      <style:text-properties fo:color="#ff3333" style:font-name="Helvetica" fo:font-size="11pt" officeooo:rsid="00116f96" officeooo:paragraph-rsid="00116f96" style:font-size-asian="9.60000038146973pt" style:font-size-complex="11pt"/>
    </style:style>
    <style:style style:name="P14" style:family="paragraph" style:parent-style-name="Standard">
      <style:text-properties fo:color="#ff3333" style:font-name="Helvetica" fo:font-size="11pt" officeooo:rsid="00100d9d" officeooo:paragraph-rsid="00100d9d" style:font-size-asian="9.60000038146973pt" style:font-size-complex="11pt"/>
    </style:style>
    <style:style style:name="P15" style:family="paragraph" style:parent-style-name="Standard">
      <style:text-properties fo:color="#ff3333" style:font-name="Helvetica" fo:font-size="11pt" officeooo:rsid="000f308e" officeooo:paragraph-rsid="000f308e" style:font-size-asian="9.60000038146973pt" style:font-size-complex="11pt"/>
    </style:style>
    <style:style style:name="P16" style:family="paragraph" style:parent-style-name="Standard">
      <style:text-properties fo:color="#ff3333" style:font-name="Helvetica" fo:font-size="11pt" officeooo:rsid="000e2314" officeooo:paragraph-rsid="000e2314" style:font-size-asian="9.60000038146973pt" style:font-size-complex="11pt"/>
    </style:style>
    <style:style style:name="P17" style:family="paragraph" style:parent-style-name="Standard">
      <style:text-properties fo:color="#ff3333" style:font-name="Helvetica" fo:font-size="11pt" officeooo:rsid="0012ca74" officeooo:paragraph-rsid="0012ca74" style:font-size-asian="11pt" style:font-size-complex="11pt"/>
    </style:style>
    <style:style style:name="P18" style:family="paragraph" style:parent-style-name="Standard">
      <style:text-properties style:font-name="Helvetica" fo:font-size="15pt" officeooo:rsid="000e2314" officeooo:paragraph-rsid="000e2314" style:font-size-asian="15pt" style:font-size-complex="15pt"/>
    </style:style>
    <style:style style:name="P19" style:family="paragraph" style:parent-style-name="Standard">
      <style:text-properties style:font-name="Helvetica" fo:font-size="15pt" officeooo:rsid="00100d9d" officeooo:paragraph-rsid="0011cc95" style:font-size-asian="15pt" style:font-size-complex="15pt"/>
    </style:style>
    <style:style style:name="P20" style:family="paragraph" style:parent-style-name="Standard">
      <style:text-properties style:font-name="Helvetica" fo:font-size="15pt" officeooo:rsid="00100d9d" officeooo:paragraph-rsid="00100d9d" style:font-size-asian="13.1000003814697pt" style:font-size-complex="15pt"/>
    </style:style>
    <style:style style:name="P21" style:family="paragraph" style:parent-style-name="Standard">
      <style:text-properties style:font-name="Helvetica" fo:font-size="11pt" officeooo:rsid="000e2314" officeooo:paragraph-rsid="000e2314" style:font-size-asian="9.60000038146973pt" style:font-size-complex="11pt"/>
    </style:style>
    <style:style style:name="P22" style:family="paragraph" style:parent-style-name="Standard">
      <style:text-properties fo:color="#ff3333" style:font-name="Helvetica" fo:font-size="11pt" officeooo:rsid="000e2314" officeooo:paragraph-rsid="000e2314" style:font-size-asian="9.60000038146973pt" style:font-size-complex="11pt"/>
    </style:style>
    <style:style style:name="T1" style:family="text">
      <style:text-properties officeooo:rsid="00116f96"/>
    </style:style>
    <style:style style:name="T2" style:family="text">
      <style:text-properties officeooo:rsid="0011cc95"/>
    </style:style>
    <style:style style:name="T3" style:family="text">
      <style:text-properties officeooo:rsid="0012ca74"/>
    </style:style>
    <style:style style:name="T4" style:family="text">
      <style:text-properties officeooo:rsid="00132403"/>
    </style:style>
    <style:style style:name="T5" style:family="text">
      <style:text-properties officeooo:rsid="001514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User Searches Movie Title</text:p>
      <text:p text:style-name="P16">Primary Path</text:p>
      <text:p text:style-name="P1">1. User input's movie title and clicks search button</text:p>
      <text:p text:style-name="P1">2. Program queries the database</text:p>
      <text:p text:style-name="P1">3. <text:span text:style-name="T4">Program</text:span> finds a matching result <text:span text:style-name="T4">in the database</text:span></text:p>
      <text:p text:style-name="P1">4. <text:span text:style-name="T4">P</text:span>rogram returns all the information under that title</text:p>
      <text:p text:style-name="P1">5. <text:span text:style-name="T4">P</text:span>rogram displays the results</text:p>
      <text:p text:style-name="P16">Alternative Path</text:p>
      <text:p text:style-name="P1">3a. <text:span text:style-name="T4">P</text:span>rogram does not find the results in the database</text:p>
      <text:p text:style-name="P1">3b. <text:span text:style-name="T4">P</text:span>rogram null value</text:p>
      <text:p text:style-name="P1">3c. <text:span text:style-name="T4">P</text:span>rogram displays search fail</text:p>
      <text:p text:style-name="P1">3d. User is returned to search bar page</text:p>
      <text:p text:style-name="P8"/>
      <text:p text:style-name="P8">2. User Creates Account</text:p>
      <text:p text:style-name="P16">Primary Path</text:p>
      <text:p text:style-name="P1">1.User selects create account option</text:p>
      <text:p text:style-name="P1">2.<text:span text:style-name="T4">U</text:span>ser enters their details</text:p>
      <text:p text:style-name="P1">3.<text:span text:style-name="T4">P</text:span>rogram verify s email format and password fields</text:p>
      <text:p text:style-name="P1">4.<text:span text:style-name="T4">P</text:span>rogram queries the database for duplicate account details</text:p>
      <text:p text:style-name="P1">5.<text:span text:style-name="T4">P</text:span>rogram displays successful account creation</text:p>
      <text:p text:style-name="P1">6.<text:span text:style-name="T4">P</text:span>rogram sends an email to the users email address</text:p>
      <text:p text:style-name="P1">7.Program logs the user in to their account</text:p>
      <text:p text:style-name="P1">8.Program redirects the user to the home screen</text:p>
      <text:p text:style-name="P16">Alternative Path</text:p>
      <text:p text:style-name="P1">3a.<text:span text:style-name="T4">U</text:span>ser has entered incorrect details</text:p>
      <text:p text:style-name="P1">3b.<text:span text:style-name="T4">P</text:span>rogram prompts the user to re enter correct details</text:p>
      <text:p text:style-name="P1">3c.<text:span text:style-name="T4">P</text:span>rogram rechecks the details</text:p>
      <text:p text:style-name="P1">4a.Duplicate details are found <text:span text:style-name="T4">i</text:span>n the database</text:p>
      <text:p text:style-name="P1">4b.<text:span text:style-name="T4">P</text:span>rogram prompts the user to change their details</text:p>
      <text:p text:style-name="P1">4c.Program rechecks the details</text:p>
      <text:p text:style-name="P8"/>
      <text:p text:style-name="P8">3.User/Admin Login</text:p>
      <text:p text:style-name="P16">Primary Path</text:p>
      <text:p text:style-name="P2">1.User navigates to login page</text:p>
      <text:p text:style-name="P2">2.User enters their details</text:p>
      <text:p text:style-name="P2">3.<text:span text:style-name="T4">P</text:span>rogram queries the database for correct details</text:p>
      <text:p text:style-name="P2">4.<text:span text:style-name="T4">P</text:span>rogram finds the correct details and ret<text:span text:style-name="T4">rieve</text:span>s them from the database</text:p>
      <text:p text:style-name="P2">5.<text:span text:style-name="T4">P</text:span>rogram applies the correct permissions relative to the account</text:p>
      <text:p text:style-name="P2">6.<text:span text:style-name="T4">U</text:span>ser is redirected to the home page</text:p>
      <text:p text:style-name="P15">Alternative Path</text:p>
      <text:p text:style-name="P2">3a.<text:span text:style-name="T4">P</text:span>rogram finds no matching details in the database</text:p>
      <text:p text:style-name="P2">3b.<text:span text:style-name="T4">P</text:span>rogram shows a login failed window</text:p>
      <text:p text:style-name="P2">3c.<text:span text:style-name="T4">P</text:span>rogram prompts the user to re enter the correct details</text:p>
      <text:p text:style-name="P3">3d.<text:span text:style-name="T4">P</text:span>rogram re checks the details</text:p>
      <text:p text:style-name="P20"/>
      <text:p text:style-name="P20">4. User/Admin Adds Movie</text:p>
      <text:p text:style-name="P14">Primary Path</text:p>
      <text:p text:style-name="P4">1.<text:span text:style-name="T3">3</text:span></text:p>
      <text:p text:style-name="P4">2.User navigates to the create movie profile page</text:p>
      <text:p text:style-name="P4">3.<text:span text:style-name="T4">U</text:span>ser enters all the required fields on the form and clicks submit button</text:p>
      <text:p text:style-name="P4">4.<text:span text:style-name="T4">P</text:span>rogram checks that all the required fields are entered</text:p>
      <text:p text:style-name="P4">5.<text:span text:style-name="T4">P</text:span>rogram queries the database for a duplicate movie title</text:p>
      <text:p text:style-name="P4">6.<text:span text:style-name="T4">Program finds n</text:span>o duplicate <text:span text:style-name="T4">movie</text:span> title</text:p>
      <text:p text:style-name="P4">7.<text:span text:style-name="T4">P</text:span>rogram adds the form information to the database</text:p>
      <text:p text:style-name="P4">8.<text:span text:style-name="T4">U</text:span>ser is redirected to the new movie profile page</text:p>
      <text:p text:style-name="P14">Alternative Path</text:p>
      <text:p text:style-name="P4">4a.<text:span text:style-name="T4">P</text:span>rogram finds the required fields have not been entered</text:p>
      <text:p text:style-name="P4">4b.<text:span text:style-name="T4">P</text:span>rogram prompts the user to enter the required fields</text:p>
      <text:p text:style-name="P4">4c.<text:span text:style-name="T4">P</text:span>rogram rechecks the fields</text:p>
      <text:p text:style-name="P4">5a.<text:span text:style-name="T4">P</text:span>rogram finds a duplicate title existing in the database</text:p>
      <text:p text:style-name="P4">5b.<text:span text:style-name="T4">P</text:span>rogram notifies the user that the title exists and shows movie information from database</text:p>
      <text:p text:style-name="P4">5c.<text:span text:style-name="T4">P</text:span>rogram prompts the user to change their title or cancel operation</text:p>
      <text:p text:style-name="P5">5di.<text:span text:style-name="T4">P</text:span>rogram rechecks the title<text:tab/>5dii.<text:span text:style-name="T4">U</text:span>ser is redirected to the create movie profile page</text:p>
      <text:p text:style-name="P19"><text:soft-page-break/>5.User Adds Review</text:p>
      <text:p text:style-name="P14">Primary Path</text:p>
      <text:p text:style-name="P4">1.3</text:p>
      <text:p text:style-name="P4">2.1</text:p>
      <text:p text:style-name="P4">3.User enters page of movie they wish to review</text:p>
      <text:p text:style-name="P4">4.<text:span text:style-name="T5">U</text:span>ser clicks on the add review button</text:p>
      <text:p text:style-name="P4">5.<text:span text:style-name="T5">U</text:span>ser enters their review in the text area provided</text:p>
      <text:p text:style-name="P4">6.<text:span text:style-name="T5">U</text:span>ser clicks the add review button when finished</text:p>
      <text:p text:style-name="P4">7.<text:span text:style-name="T5">P</text:span>rogram adds and saves the review to the database</text:p>
      <text:p text:style-name="P4">8.<text:span text:style-name="T5">P</text:span>rogram redirects the user to the movie title page</text:p>
      <text:p text:style-name="P14">Alternative <text:span text:style-name="T3">P</text:span>ath</text:p>
      <text:p text:style-name="P4">2a.<text:span text:style-name="T5">D</text:span>atabase does not have the movie title to be reviewed</text:p>
      <text:p text:style-name="P4">2b.<text:span text:style-name="T5">P</text:span>rogram prompts the user to add the title or cancel the review</text:p>
      <text:p text:style-name="P4">2ci.4<text:tab/>2cii.<text:span text:style-name="T5">U</text:span>ser is redirected to the home page</text:p>
      <text:p text:style-name="P4">5a.<text:span text:style-name="T5">U</text:span>ser clicks the cancel review button</text:p>
      <text:p text:style-name="P4">5b.<text:span text:style-name="T5">P</text:span>rogram redirects the user to the movie title page</text:p>
      <text:p text:style-name="P10"/>
      <text:p text:style-name="P10">6.User Flags <text:span text:style-name="T5">Content</text:span></text:p>
      <text:p text:style-name="P14">Primary Path</text:p>
      <text:p text:style-name="P4">1.3</text:p>
      <text:p text:style-name="P4">2.1</text:p>
      <text:p text:style-name="P4">3.<text:span text:style-name="T5">U</text:span>ser <text:span text:style-name="T5">navigates to the</text:span> page <text:span text:style-name="T5">containing the content</text:span> they wish to flag</text:p>
      <text:p text:style-name="P4">4.<text:span text:style-name="T5">U</text:span>ser clicks on the flag icon related to the co<text:span text:style-name="T5">ntent</text:span></text:p>
      <text:p text:style-name="P4">5.<text:span text:style-name="T5">P</text:span>rogram <text:span text:style-name="T1">notifies user with option to confirm or cancel flagging the content</text:span></text:p>
      <text:p text:style-name="P6">6.<text:span text:style-name="T5">U</text:span>ser clicks confirm</text:p>
      <text:p text:style-name="P6">7.<text:span text:style-name="T5">Program sends a </text:span>notification email to the admin with the content details</text:p>
      <text:p text:style-name="P6">8.<text:span text:style-name="T5">P</text:span>rogram returns the user to the comments section</text:p>
      <text:p text:style-name="P13">Alternative Path</text:p>
      <text:p text:style-name="P6">5a.<text:span text:style-name="T5">U</text:span>ser cancels the flagging option</text:p>
      <text:p text:style-name="P6">5b.<text:span text:style-name="T5">P</text:span>rogram returns the user to the comments section</text:p>
      <text:p text:style-name="P9"/>
      <text:p text:style-name="P9">7.Admin Removes Flagged Content</text:p>
      <text:p text:style-name="P13">Primary Path</text:p>
      <text:p text:style-name="P6">1.3</text:p>
      <text:p text:style-name="P6">2.Admin navigates to the flagged comments section</text:p>
      <text:p text:style-name="P6">3.<text:span text:style-name="T5">A</text:span>dmin selects a flagged comment from the list</text:p>
      <text:p text:style-name="P6">4.<text:span text:style-name="T5">A</text:span>dmin clicks the remove comment button on flagged comment</text:p>
      <text:p text:style-name="P6">5.<text:span text:style-name="T5">P</text:span>rogram shows JOptionPane to confirm comment removal</text:p>
      <text:p text:style-name="P6">6.<text:span text:style-name="T5">A</text:span>dmin clicks remove</text:p>
      <text:p text:style-name="P6">7.<text:span text:style-name="T5">P</text:span>rogram permanently removes the comment from the database</text:p>
      <text:p text:style-name="P6">8.<text:span text:style-name="T5">P</text:span>rogram returns the admin to the flagged list page</text:p>
      <text:p text:style-name="P13">Alternative Path</text:p>
      <text:p text:style-name="P6">6a.<text:span text:style-name="T5">A</text:span>dmin selects cancel option</text:p>
      <text:p text:style-name="P6">6b.<text:span text:style-name="T5">P</text:span>rogram redirects the admin back to the flagged comment list page</text:p>
      <text:p text:style-name="P9"/>
      <text:p text:style-name="P9">8.Admin Searches User</text:p>
      <text:p text:style-name="P17">PrimaryPath</text:p>
      <text:p text:style-name="P6">1.3</text:p>
      <text:p text:style-name="P6">2.Admin navigates to the search user JMenuItem</text:p>
      <text:p text:style-name="P6">3.Admin enters username in search bar and clicks search</text:p>
      <text:p text:style-name="P6">4.<text:span text:style-name="T5">P</text:span>rogram searches the username in the database</text:p>
      <text:p text:style-name="P6">5.<text:span text:style-name="T5">P</text:span>rogram finds the username</text:p>
      <text:p text:style-name="P6">6.<text:span text:style-name="T5">P</text:span>rogram returns the account page for that user</text:p>
      <text:p text:style-name="P13">Alternative Path</text:p>
      <text:p text:style-name="P6">5a.<text:span text:style-name="T5">P</text:span>rogram does not find that username in the database</text:p>
      <text:p text:style-name="P6">5<text:span text:style-name="T2">b.Program notifies the admin that no username is found </text:span></text:p>
      <text:p text:style-name="P7">5c.<text:span text:style-name="T5">P</text:span>rogram prompts the admin to research the username or cancel</text:p>
      <text:p text:style-name="P7">5di.<text:span text:style-name="T5">P</text:span>rogram rechecks the database for username</text:p>
      <text:p text:style-name="P7">5dii.<text:span text:style-name="T5">P</text:span>rogram redirects the admin back to the search username page</text:p>
      <text:p text:style-name="P7"/>
      <text:p text:style-name="P11"/>
      <text:p text:style-name="P11"/>
      <text:p text:style-name="P11"><text:soft-page-break/></text:p>
      <text:p text:style-name="P11">9.Admin Removes User Account</text:p>
      <text:p text:style-name="P12">Primary Path</text:p>
      <text:p text:style-name="P7">1.3</text:p>
      <text:p text:style-name="P7">2.8</text:p>
      <text:p text:style-name="P7">3.Admin clicks the remove user account button</text:p>
      <text:p text:style-name="P7">4.<text:span text:style-name="T5">P</text:span>rogram shows a JOptionPane to confirm user removal</text:p>
      <text:p text:style-name="P7">5.Admin clicks remove button</text:p>
      <text:p text:style-name="P7">6.<text:span text:style-name="T5">P</text:span>rogram permanently removes the users account information from the database</text:p>
      <text:p text:style-name="P7">7.<text:span text:style-name="T5">A</text:span>dmin is redirected to the search user page</text:p>
      <text:p text:style-name="P12">Alternative Path</text:p>
      <text:p text:style-name="P7">5a.Admin selects cancel option on JOptionPane</text:p>
      <text:p text:style-name="P7">5b.<text:span text:style-name="T5">P</text:span>rogram returns the admin to the users account page</text:p>
      <text:p text:style-name="P7"/>
      <text:p text:style-name="P11">10.User Removes Their Own Account</text:p>
      <text:p text:style-name="P12">Primary Path</text:p>
      <text:p text:style-name="P7">1.3</text:p>
      <text:p text:style-name="P7">2.<text:span text:style-name="T5">U</text:span>ser navigates to user account page JMenuItem</text:p>
      <text:p text:style-name="P7">3.<text:span text:style-name="T5">U</text:span>ser clicks the remove account button</text:p>
      <text:p text:style-name="P7">4.<text:span text:style-name="T5">U</text:span>ser is prompted to enter their password or cancel the operation</text:p>
      <text:p text:style-name="P7">5.<text:span text:style-name="T5">U</text:span>ser enters their password</text:p>
      <text:p text:style-name="P7">6.<text:span text:style-name="T5">P</text:span>rogram queries the database for matching the password</text:p>
      <text:p text:style-name="P7">7.<text:span text:style-name="T5">P</text:span>rogram finds the matching password in the database</text:p>
      <text:p text:style-name="P7">8.<text:span text:style-name="T5">P</text:span>rogram permanently removes the user account information from the database</text:p>
      <text:p text:style-name="P7">9.<text:span text:style-name="T5">U</text:span>ser is redirected to the home page search window</text:p>
      <text:p text:style-name="P12">Alternative Path</text:p>
      <text:p text:style-name="P7">5a.<text:span text:style-name="T5">U</text:span>ser clicks the cancel button</text:p>
      <text:p text:style-name="P7">5b.<text:span text:style-name="T5">P</text:span>rogram returns the user to their account page</text:p>
      <text:p text:style-name="P7">6a.<text:span text:style-name="T5">P</text:span>rogram finds no matching password in the database</text:p>
      <text:p text:style-name="P7">6b.<text:span text:style-name="T5">P</text:span>rogram prompts the user to re-enter their password</text:p>
      <text:p text:style-name="P7">6c.<text:span text:style-name="T5">P</text:span>rogram rechecks the database for the password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21:06:52.789160000</meta:creation-date>
    <dc:date>2014-02-25T12:25:27.375507000</dc:date>
    <meta:editing-duration>PT4M22S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3" meta:paragraph-count="145" meta:word-count="907" meta:character-count="5747" meta:non-whitespace-character-count="4984"/>
  </office:meta>
</office:document-meta>
</file>